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paragraph-properties fo:text-align="center"/>
      <style:text-properties style:font-name="Times" fo:font-size="12.0pt"/>
    </style:style>
    <style:style style:name="P3" style:family="paragraph" style:parent-style-name="Standard">
      <style:text-properties style:font-name="Times" fo:font-size="12.0pt" fo:color="#1a1a1a" fo:background-color="#ffffff"/>
    </style:style>
    <style:style style:name="P4" style:family="paragraph" style:parent-style-name="Standard">
      <style:text-properties style:font-name="Times" fo:font-size="12.0pt" fo:background-color="#ffffff"/>
    </style:style>
    <style:style style:name="P5" style:family="paragraph" style:parent-style-name="Standard">
      <style:text-properties style:font-name="Times" fo:font-size="8.0pt"/>
    </style:style>
    <style:style style:name="T1" style:family="text">
      <style:text-properties fo:letter-spacing="0.0000in"/>
    </style:style>
    <style:style style:name="T2" style:family="text">
      <style:text-properties style:text-underline-style="soli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Sprites</text:p>
      <text:p text:style-name="P1"/>
      <text:p text:style-name="P1">spr id x y [colorkey=-1] [scale=1] [flip=0] [rotate=0] [w=1 h=1]</text:p>
      <text:p text:style-name="P1"/>
      <text:p text:style-name="P1">Spr (256,plyr.idle,plyr.x,plyr.y,0,1,1,0,1,1)</text:p>
      <text:p text:style-name="P1"/>
      <text:p text:style-name="P1">Draws the sprite number index at the x and y coordinate.</text:p>
      <text:p text:style-name="P1"/>
      <text:p text:style-name="P1">You can specify a colorkey in the palette which will be used as the transparent color or use a value of -1 for an opaque sprite.</text:p>
      <text:p text:style-name="P1"/>
      <text:p text:style-name="P1">The sprite can be scaled up by a desired factor. For example, a scale factor of 2 means an 8x8 pixel sprite is drawn to a 16x16 area of the screen.</text:p>
      <text:p text:style-name="P1"/>
      <text:p text:style-name="P1">You can flip the sprite where:</text:p>
      <text:p text:style-name="P1"/>
      <text:p text:style-name="P1">0 = No Flip</text:p>
      <text:p text:style-name="P1">1 = Flip horizontally</text:p>
      <text:p text:style-name="P1">2 = Flip vertically</text:p>
      <text:p text:style-name="P1">3 = Flip both vertically and horizontally</text:p>
      <text:p text:style-name="P1">When you rotate the sprite, it's rotated clockwise in 90° steps:</text:p>
      <text:p text:style-name="P1"/>
      <text:p text:style-name="P1">0 = No rotation</text:p>
      <text:p text:style-name="P1">1 = 90° rotation</text:p>
      <text:p text:style-name="P1">2 = 180° rotation</text:p>
      <text:p text:style-name="P1">3 = 270° rotation</text:p>
      <text:p text:style-name="P1">You can draw a composite sprite (consisting of a rectangular region of sprites from the sprite sheet) by specifying the w and h parameters (which default to 1).</text:p>
      <text:p text:style-name="P1"/>
      <text:p text:style-name="P1">spr(64+t%80//10,x,y,14,3,0,0,1,1)</text:p>
      <text:p text:style-name="P1">t%80 is the number of frames in this case 8 frames</text:p>
      <text:p text:style-name="P1"/>
      <text:p text:style-name="P1">t%60//30 alternates between two frames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Action (Controller)</text:p>
          </table:table-cell>
          <table:table-cell table:style-name="TableCell1">
            <text:p text:style-name="P2">Key (QWERTY)</text:p>
          </table:table-cell>
          <table:table-cell table:style-name="TableCell1">
            <text:p text:style-name="P2">Code</text:p>
          </table:table-cell>
        </table:table-row>
        <table:table-row>
          <table:table-cell table:style-name="TableCell1">
            <text:p text:style-name="P2">Up</text:p>
          </table:table-cell>
          <table:table-cell table:style-name="TableCell1">
            <text:p text:style-name="P2">Up Arrow</text:p>
          </table:table-cell>
          <table:table-cell table:style-name="TableCell1">
            <text:p text:style-name="P2">0</text:p>
          </table:table-cell>
        </table:table-row>
        <table:table-row>
          <table:table-cell table:style-name="TableCell1">
            <text:p text:style-name="P2">Down</text:p>
          </table:table-cell>
          <table:table-cell table:style-name="TableCell1">
            <text:p text:style-name="P2">Down Arrow</text:p>
          </table:table-cell>
          <table:table-cell table:style-name="TableCell1">
            <text:p text:style-name="P2">1</text:p>
          </table:table-cell>
        </table:table-row>
        <table:table-row>
          <table:table-cell table:style-name="TableCell1">
            <text:p text:style-name="P2">Left</text:p>
          </table:table-cell>
          <table:table-cell table:style-name="TableCell1">
            <text:p text:style-name="P2">Left Arrow</text:p>
          </table:table-cell>
          <table:table-cell table:style-name="TableCell1">
            <text:p text:style-name="P2">2</text:p>
          </table:table-cell>
        </table:table-row>
        <table:table-row>
          <table:table-cell table:style-name="TableCell1">
            <text:p text:style-name="P2">Right</text:p>
          </table:table-cell>
          <table:table-cell table:style-name="TableCell1">
            <text:p text:style-name="P2">Right Arrow</text:p>
          </table:table-cell>
          <table:table-cell table:style-name="TableCell1">
            <text:p text:style-name="P2">3</text:p>
          </table:table-cell>
        </table:table-row>
        <table:table-row>
          <table:table-cell table:style-name="TableCell1">
            <text:p text:style-name="P2">A</text:p>
          </table:table-cell>
          <table:table-cell table:style-name="TableCell1">
            <text:p text:style-name="P2">Z</text:p>
          </table:table-cell>
          <table:table-cell table:style-name="TableCell1">
            <text:p text:style-name="P2">4</text:p>
          </table:table-cell>
        </table:table-row>
        <table:table-row>
          <table:table-cell table:style-name="TableCell1">
            <text:p text:style-name="P2">B</text:p>
          </table:table-cell>
          <table:table-cell table:style-name="TableCell1">
            <text:p text:style-name="P2">X</text:p>
          </table:table-cell>
          <table:table-cell table:style-name="TableCell1">
            <text:p text:style-name="P2">5</text:p>
          </table:table-cell>
        </table:table-row>
        <table:table-row>
          <table:table-cell table:style-name="TableCell1">
            <text:p text:style-name="P2">X</text:p>
          </table:table-cell>
          <table:table-cell table:style-name="TableCell1">
            <text:p text:style-name="P2">A</text:p>
          </table:table-cell>
          <table:table-cell table:style-name="TableCell1">
            <text:p text:style-name="P2">6</text:p>
          </table:table-cell>
        </table:table-row>
        <table:table-row>
          <table:table-cell table:style-name="TableCell1">
            <text:p text:style-name="P2">Y</text:p>
          </table:table-cell>
          <table:table-cell table:style-name="TableCell1">
            <text:p text:style-name="P2">S</text:p>
          </table:table-cell>
          <table:table-cell table:style-name="TableCell1">
            <text:p text:style-name="P2">7</text:p>
          </table:table-cell>
        </table:table-row>
      </table:table>
      <text:p text:style-name="P1">Map</text:p>
      <text:p text:style-name="P1"/>
      <text:p text:style-name="P1">map [x=0 y=0] [w=30 h=17] [sx=0 sy=0] [colorkey=-1] [scale=1] [remap=nil]</text:p>
      <text:p text:style-name="P1"/>
      <text:p text:style-name="P1">Parameters:</text:p>
      <text:p text:style-name="P1">x : The leftmost map cell to be drawn.</text:p>
      <text:p text:style-name="P1">y : The uppermost map cell to be drawn.</text:p>
      <text:p text:style-name="P1">w : The number of cells to draw horizontally.</text:p>
      <text:p text:style-name="P1">h : The number of cells to draw vertically.</text:p>
      <text:p text:style-name="P1">sx : The screen x coordinate where drawing of the map section will start.</text:p>
      <text:p text:style-name="P1">sy : The screen y coordinate where drawing of the map section will start.</text:p>
      <text:p text:style-name="P1">colorkey : index (or array of indexes 0.80.0) of the color that will be used as transparent color. Not setting this parameter will make the map opaque.</text:p>
      <text:p text:style-name="P1">scale : Map scaling.</text:p>
      <text:p text:style-name="P1">remap: An optional function called before every tile is drawn. Using this callback function you can show or hide tiles, create tile animations or flip/rotate tiles during the map rendering stage: callback [tile [x y] ] -&gt; [tile [flip [rotate] ] ]</text:p>
      <text:p text:style-name="P1"/>
      <text:p text:style-name="P1"/>
      <text:p text:style-name="P1">-- title: <text:s/>Remap demo</text:p>
      <text:p text:style-name="P1"/>
      <text:p text:style-name="P1">--Note that `yourWaterfallTile`, `speed` and `frames` aren't defined here.</text:p>
      <text:p text:style-name="P1">--This is up to you. The value of `speed` should be greater than 0 but less than or equal to 1.</text:p>
      <text:p text:style-name="P1"/>
      <text:p text:style-name="P1">gameTicks=0</text:p>
      <text:p text:style-name="P1">function remap(tile,x,y)</text:p>
      <text:p text:style-name="P1"><text:tab/>local outTile,flip,rotate=tile,0,0</text:p>
      <text:p text:style-name="P1"><text:tab/>if tile==yourWaterfallTile then</text:p>
      <text:p text:style-name="P1"><text:tab/><text:tab/>outTile=outTile+math.floor(gameTicks*speed)%frames</text:p>
      <text:p text:style-name="P1"><text:tab/>end</text:p>
      <text:p text:style-name="P1"><text:tab/>return outTile,flip,rotate --or simply `return outTile`.</text:p>
      <text:p text:style-name="P1">end</text:p>
      <text:p text:style-name="P1">function TIC()</text:p>
      <text:p text:style-name="P1"><text:tab/>cls()</text:p>
      <text:p text:style-name="P1"><text:tab/>map(0,0,30,17,0,0,-1,1,remap) --The `remap()` function is used here.</text:p>
      <text:p text:style-name="P1"><text:tab/>gameTicks=gameTicks+1</text:p>
      <text:p text:style-name="P1">end</text:p>
      <text:p text:style-name="P1">Pico 8 Palette</text:p>
      <text:p text:style-name="P1">0000007e25531d2b535f574fab5236008751ff004d83769cff77a8ffa300c2c3c700e756ffccaa29adfffff024fff1e8</text:p>
      <text:p text:style-name="P1"/>
      <text:p text:style-name="P1">16 color Gameboy Palette</text:p>
      <text:p text:style-name="P3"><text:span text:style-name="T1">002c000f380f1c481c204c202855283062303869384879485985446d91597d9d698bac759dc281aad689ceeeaeffffff</text:span></text:p>
      <text:p text:style-name="P4"/>
      <text:p text:style-name="P1">mset((p.x+3)//8,(p.y+3)//8,tile)</text:p>
      <text:p text:style-name="P1"><text:span text:style-name="T2">Bookmarks</text:span></text:p>
      <text:p text:style-name="P1">CTRL+F1 <text:s text:c="8"/><text:tab/>- toggle bookmarks</text:p>
      <text:p text:style-name="P1">SHIFT+F1 <text:s text:c="7"/><text:tab/>- go to previous bookmark</text:p>
      <text:p text:style-name="P1">F1 <text:s text:c="13"/><text:tab/>- go to next bookmark</text:p>
      <text:p text:style-name="P1">CTRL+SHIFT+F1 <text:s text:c="2"/>- remove all the bookmarks</text:p>
      <text:p text:style-name="P1"><text:span text:style-name="T2">Array/Tables </text:span></text:p>
      <text:p text:style-name="P1"/>
      <text:p text:style-name="P1">local items = {}</text:p>
      <text:p text:style-name="P1"/>
      <text:p text:style-name="P1">-- add some items to the set</text:p>
      <text:p text:style-name="P1">items["foo"] = true</text:p>
      <text:p text:style-name="P1">items[123] = true</text:p>
      <text:p text:style-name="P1"/>
      <text:p text:style-name="P1">-- is "foo" in the set?</text:p>
      <text:p text:style-name="P1">if items["foo"] then</text:p>
      <text:p text:style-name="P1"><text:s text:c="2"/>-- do stuff</text:p>
      <text:p text:style-name="P1">end</text:p>
      <text:p text:style-name="P1"/>
      <text:p text:style-name="P1">-- remove item from the set</text:p>
      <text:p text:style-name="P1">items[123] = nil</text:p>
      <text:p text:style-name="P1"/>
      <text:p text:style-name="P1"/>
      <text:p text:style-name="P1">local shootdir=di(u.x,u.y,tax,tay)</text:p>
      <text:p text:style-name="P1"/>
      <text:p text:style-name="P1">local targetspd=dst(0,0,player.dx,player.dy)</text:p>
      <text:p text:style-name="P1">local alpha=targetspd/u.shootspd</text:p>
      <text:p text:style-name="P1"/>
      <text:p text:style-name="P1">local targetdir=di(0,0,player.dx,player.dy)</text:p>
      <text:p text:style-name="P1"/>
      <text:p text:style-name="P1">local phi=degtorad(targetdir-shootdir)</text:p>
      <text:p text:style-name="P1">local beta= alpha * math.sin(phi)</text:p>
      <text:p text:style-name="P1"/>
      <text:p text:style-name="P1">shootdir=shootdir+radtodeg(math.asin(beta))</text:p>
      <text:p text:style-name="P1"/>
      <text:p text:style-name="P1">function cos(a)</text:p>
      <text:p text:style-name="P1"><text:s/>return math.cos(2*math.pi*a)</text:p>
      <text:p text:style-name="P1">end</text:p>
      <text:p text:style-name="P1"/>
      <text:p text:style-name="P1">function sin(a)</text:p>
      <text:p text:style-name="P1"><text:s/>return -math.sin(2*math.pi*a)</text:p>
      <text:p text:style-name="P1">end</text:p>
      <text:p text:style-name="P1"/>
      <text:p text:style-name="P1">function atan2(a,b)</text:p>
      <text:p text:style-name="P1"><text:s/>b=b or 1</text:p>
      <text:p text:style-name="P1"><text:s/>return math.atan(a,b)/(2*math.pi)</text:p>
      <text:p text:style-name="P1">end</text:p>
      <text:p text:style-name="P1"/>
      <text:p text:style-name="P1">function di(o1,o2,o3,o4)</text:p>
      <text:p text:style-name="P1"><text:s/>return ((atan2(o4-o2,o1-o3)*360)+180)%360</text:p>
      <text:p text:style-name="P1">end</text:p>
      <text:p text:style-name="P1"/>
      <text:p text:style-name="P1">function dst(o1,o2,o3,o4)</text:p>
      <text:p text:style-name="P1"><text:s/>return sqrt((o1-o3)^2+(o2-o4)^2)</text:p>
      <text:p text:style-name="P1">end</text:p>
      <text:p text:style-name="P1"/>
      <text:p text:style-name="P1">function degtorad(deg)</text:p>
      <text:p text:style-name="P1">return (deg*math.pi)/180</text:p>
      <text:p text:style-name="P1">end</text:p>
      <text:p text:style-name="P1"/>
      <text:p text:style-name="P1">function radtodeg(rad)</text:p>
      <text:p text:style-name="P1">return (rad*180)/math.pi</text:p>
      <text:p text:style-name="P1">end</text:p>
      <text:p text:style-name="P1"/>
      <text:p text:style-name="P1"/>
      <text:p text:style-name="P1">This is how to make lead shot in lua.</text:p>
      <text:p text:style-name="P1"/>
      <text:p text:style-name="P1">about direction :</text:p>
      <text:p text:style-name="P1"/>
      <text:p text:style-name="P1">0 - east</text:p>
      <text:p text:style-name="P1"/>
      <text:p text:style-name="P1">90 - north</text:p>
      <text:p text:style-name="P1"/>
      <text:p text:style-name="P1">180 - west</text:p>
      <text:p text:style-name="P1"/>
      <text:p text:style-name="P1">270 - south</text:p>
      <text:p text:style-name="P1">NEW</text:p>
      <text:p text:style-name="P1">[6:17 PM]</text:p>
      <text:p text:style-name="P1">And to make the projectile move to the shooting direction :</text:p>
      <text:p text:style-name="P1"/>
      <text:p text:style-name="P1">dx = cos(shootdir/360)* shootspd</text:p>
      <text:p text:style-name="P1"/>
      <text:p text:style-name="P1">dy = sin(shootdir/360)* shootspd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>function Rnd(min, max) {</text:p>
      <text:p text:style-name="P5"><text:s text:c="2"/>if (min == undefined &amp;&amp; max == undefined) {</text:p>
      <text:p text:style-name="P5"><text:s text:c="4"/>return Math.random()</text:p>
      <text:p text:style-name="P5"><text:s text:c="2"/>}</text:p>
      <text:p text:style-name="P5"><text:s text:c="2"/>if (max == undefined) {</text:p>
      <text:p text:style-name="P5"><text:s text:c="4"/>max = min</text:p>
      <text:p text:style-name="P5"><text:s text:c="4"/>min = 0</text:p>
      <text:p text:style-name="P5"><text:s text:c="2"/>}</text:p>
      <text:p text:style-name="P5"><text:s text:c="2"/>return Math.floor(Math.random()*max)+min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</meta:generator>
  </office:meta>
</office:document-meta>
</file>